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152.58mm"/>
    </style:style>
    <style:style style:name="co6" style:family="table-column">
      <style:table-column-properties fo:break-before="auto" style:column-width="81.7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L71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Digital DC Voltmeter BOM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<text:a xlink:href="https://sklep.avt.pl/45298.html" xlink:type="simple">https://sklep.avt.pl/45298.html</text:a></text:p>
          </table:table-cell>
          <table:table-cell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<text:a xlink:href="https://sklep.avt.pl/45319.html" xlink:type="simple">https://sklep.avt.pl/45319.html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<text:a xlink:href="https://sklep.avt.pl/41558.html" xlink:type="simple">https://sklep.avt.pl/41558.html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sklep.avt.pl/41542.html" xlink:type="simple">https://sklep.avt.pl/41542.html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<text:a xlink:href="https://sklep.avt.pl/kondensator-elektrolityczny-100uf-16v.html" xlink:type="simple">https://sklep.avt.pl/kondensator-elektrolityczny-100uf-16v.html</text:a>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sklep.avt.pl/41542.html" xlink:type="simple">https://sklep.avt.pl/41542.html</text:a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<text:a xlink:href="https://sklep.avt.pl/45319.html" xlink:type="simple">https://sklep.avt.pl/45319.html</text:a>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sklep.avt.pl/kondensator-elektrolityczny-10uf-50v-10-szt.html" xlink:type="simple">https://sklep.avt.pl/kondensator-elektrolityczny-10uf-50v-10-szt.html</text:a>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sklep.avt.pl/42281.html" xlink:type="simple">https://sklep.avt.pl/42281.html</text:a>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Display_x4_CA</text:p>
          </table:table-cell>
          <table:table-cell/>
          <table:table-cell office:value-type="string" calcext:value-type="string">
            <text:p>module with two double display 0.56’’ C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4, D5, D6, D7, D8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<text:a xlink:href="https://sklep.avt.pl/42280.html" xlink:type="simple">https://sklep.avt.pl/42280.html</text:a>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<text:a xlink:href="https://allegro.pl/oferta/dioda-1n914-300ma-100v-do35-tht-x20szt-7876530202" xlink:type="simple">https://allegro.pl/oferta/dioda-1n914-300ma-100v-do35-tht-x20szt-7876530202</text:a></text:p>
          </table:table-cell>
          <table:table-cell office:value-type="string" calcext:value-type="string">
            <text:p>1N41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C-BY-S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+9...12V DC</text:p>
          </table:table-cell>
          <table:table-cell office:value-type="string" calcext:value-type="string">
            <text:p><text:a xlink:href="https://sklep.avt.pl/zlacze-srubowe-dg301-5-0-2-raster-5mm-wys-10mm-niebieski-ark2-500.html" xlink:type="simple">https://sklep.avt.pl/zlacze-srubowe-dg301-5-0-2-raster-5mm-wys-10mm-niebieski-ark2-500.html</text:a>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P conn.</text:p>
          </table:table-cell>
          <table:table-cell office:value-type="string" calcext:value-type="string">
            <text:p><text:a xlink:href="https://sklep.avt.pl/listwa-kolkowa-2x40-prosta-gold-pin.html" xlink:type="simple">https://sklep.avt.pl/listwa-kolkowa-2x40-prosta-gold-pin.html</text:a>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eas. conn</text:p>
          </table:table-cell>
          <table:table-cell office:value-type="string" calcext:value-type="string">
            <text:p><text:a xlink:href="https://sklep.avt.pl/zlacze-srubowe-dg301-5-0-2-raster-5mm-wys-10mm-niebieski-ark2-500.html" xlink:type="simple">https://sklep.avt.pl/zlacze-srubowe-dg301-5-0-2-raster-5mm-wys-10mm-niebieski-ark2-500.html</text:a>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Logo_Open_Hardware_Larg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, M2, M3, M4</text:p>
          </table:table-cell>
          <table:table-cell office:value-type="string" calcext:value-type="string">
            <text:p>M2.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sklep.avt.pl/rezystor-1mom-1-4w-5-0207-10-szt.html" xlink:type="simple">https://sklep.avt.pl/rezystor-1mom-1-4w-5-0207-10-szt.html</text:a>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<text:a xlink:href="https://sklep.avt.pl/rezystor-6-8kom-1-4w-5-0207-10-szt.html" xlink:type="simple">https://sklep.avt.pl/rezystor-6-8kom-1-4w-5-0207-10-szt.html</text:a>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a xlink:href="https://sklep.avt.pl/rezystor-100kom-1-4w-5-0207-10-szt.html" xlink:type="simple">https://sklep.avt.pl/rezystor-100kom-1-4w-5-0207-10-szt.html</text:a>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<text:a xlink:href="https://sklep.avt.pl/rezystor-47kom-1-4w-5-0207-10-szt.html" xlink:type="simple">https://sklep.avt.pl/rezystor-47kom-1-4w-5-0207-10-szt.html</text:a>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a xlink:href="https://sklep.avt.pl/rezystor-470om-1-4w-5-0207-10-szt.html" xlink:type="simple">https://sklep.avt.pl/rezystor-470om-1-4w-5-0207-10-szt.html</text:a>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<text:a xlink:href="https://sklep.avt.pl/potencjometr-pr20kom-helitrim-3006p.html" xlink:type="simple">https://sklep.avt.pl/potencjometr-pr20kom-helitrim-3006p.html</text:a>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85Z-1.2</text:p>
          </table:table-cell>
          <table:table-cell office:value-type="string" calcext:value-type="string">
            <text:p><text:a xlink:href="https://allegro.pl/oferta/lm285z-zrodlo-napiecia-odniesienia-1-2v-icl8069-7283614293" xlink:type="simple">https://allegro.pl/oferta/lm285z-zrodlo-napiecia-odniesienia-1-2v-icl8069-7283614293</text:a>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L7107</text:p>
          </table:table-cell>
          <table:table-cell office:value-type="string" calcext:value-type="string">
            <text:p><text:a xlink:href="https://sklep.avt.pl/uklad-scalony-icl7107.html" xlink:type="simple">https://sklep.avt.pl/uklad-scalony-icl7107.html</text:a></text:p>
          </table:table-cell>
          <table:table-cell office:value-type="string" calcext:value-type="string">
            <text:p>socket: <text:a xlink:href="https://sklep.avt.pl/podstawka-40-pin.html" xlink:type="simple">https://sklep.avt.pl/podstawka-40-pin.html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069</text:p>
          </table:table-cell>
          <table:table-cell office:value-type="string" calcext:value-type="string">
            <text:p><text:a xlink:href="https://sklep.avt.pl/uklad-scalony-4069.html" xlink:type="simple">https://sklep.avt.pl/uklad-scalony-4069.html</text:a></text:p>
          </table:table-cell>
          <table:table-cell office:value-type="string" calcext:value-type="string">
            <text:p>socket: <text:a xlink:href="https://sklep.avt.pl/podstawka-14-pin.html" xlink:type="simple">https://sklep.avt.pl/podstawka-14-pin.html</text:a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1,TP2</text:p>
          </table:table-cell>
          <table:table-cell office:value-type="string" calcext:value-type="string">
            <text:p>goldpin</text:p>
          </table:table-cell>
          <table:table-cell office:value-type="string" calcext:value-type="string">
            <text:p><text:a xlink:href="https://sklep.avt.pl/kolek-lutowniczy-10szt.html" xlink:type="simple">https://sklep.avt.pl/kolek-lutowniczy-10szt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9:13:06.75495498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7T19:13:27.155612966</dc:date>
    <meta:editing-duration>PT7M55S</meta:editing-duration>
    <meta:editing-cycles>5</meta:editing-cycles>
    <meta:generator>LibreOffice/6.0.7.3$Linux_X86_64 LibreOffice_project/00m0$Build-3</meta:generator>
    <meta:document-statistic meta:table-count="1" meta:cell-count="150" meta:object-count="0"/>
  </office:meta>
</office:document-meta>
</file>